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QueryNode.accept( QueryNod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QueryNode.NotQueryNode( Query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QueryNod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QueryNode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